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68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7.26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 style:vertical-align="top"/>
      <style:text-properties style:use-window-font-color="true" style:text-outline="false" style:text-line-through-style="none" style:font-name="F" fo:font-size="10pt" fo:language="pt" fo:country="BR" fo:font-style="normal" fo:text-shadow="none" style:text-underline-style="none" fo:font-weight="normal" style:text-underline-mode="continuous" style:text-line-through-mode="continuous" style:font-name-asian="Arial Unicode MS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justify"/>
    </style:style>
    <style:style style:name="ce4" style:family="table-cell" style:parent-style-name="Default">
      <style:text-properties style:use-window-font-color="true" style:text-outline="false" style:text-line-through-style="none" style:font-name="F" fo:font-size="10pt" fo:language="pt" fo:country="BR" fo:font-style="normal" fo:text-shadow="none" style:text-underline-style="none" fo:font-weight="normal" style:text-underline-mode="continuous" style:text-line-through-mode="continuous" style:font-name-asian="Arial Unicode MS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 fo:border="0.002cm solid #000000"/>
      <style:text-properties style:text-outline="false" style:text-line-through-style="none" style:font-name="F" fo:font-style="normal" fo:text-shadow="none" style:text-underline-style="none" fo:font-weight="normal" style:text-underline-mode="continuous" style:text-line-through-mode="continuous" style:font-name-asian="Arial Unicode MS" style:font-style-asian="normal" style:font-weight-asian="normal" style:font-style-complex="normal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pt" fo:language="pt" fo:country="BR" fo:font-style="normal" fo:text-shadow="none" style:text-underline-style="none" fo:font-weight="normal" style:text-underline-mode="continuous" style:text-line-through-mode="continuous" style:font-name-asian="Arial" style:font-size-asian="8pt" style:language-asian="pt" style:country-asian="BR" style:font-style-asian="normal" style:font-weight-asian="normal" style:font-name-complex="Arial" style:font-size-complex="4.55000019073486pt" style:language-complex="ar" style:country-complex="SA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line-through-mode="continuous" style:font-name-asian="Arial Unicode MS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justify"/>
      <style:text-properties style:use-window-font-color="true" style:text-outline="false" style:text-line-through-style="none" style:font-name="F" fo:font-size="10pt" fo:language="pt" fo:country="BR" fo:font-style="normal" fo:text-shadow="none" style:text-underline-style="none" fo:font-weight="normal" style:text-underline-mode="continuous" style:text-line-through-mode="continuous" style:font-name-asian="Arial Unicode MS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justify"/>
      <style:text-properties style:text-outline="false" style:text-line-through-style="none" style:font-name="F" fo:font-style="normal" fo:text-shadow="none" style:text-underline-style="none" fo:font-weight="normal" style:text-underline-mode="continuous" style:text-line-through-mode="continuous" style:font-name-asian="Arial Unicode MS" style:font-style-asian="normal" style:font-weight-asian="normal" style:font-style-complex="normal" style:font-weight-complex="normal" style:text-emphasize="none" style:font-relief="none"/>
    </style:style>
    <style:style style:name="T1" style:family="text">
      <style:text-properties fo:color="#000000" fo:font-size="10pt" fo:language="pt" fo:country="BR" style:font-size-asian="10pt" style:language-asian="pt" style:country-asian="BR" style:font-name-complex="Times New Roman" style:font-size-complex="5.69999980926514pt" style:language-complex="ar" style:country-complex="SA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 table:number-columns-spanned="2" table:number-rows-spanned="1">
            <text:p>Dados Internacionais de Catalogação na Publicação (CIP)</text:p>
          </table:table-cell>
          <table:covered-table-cell table:style-name="ce4"/>
          <table:table-cell table:number-columns-repeated="254"/>
        </table:table-row>
        <table:table-row table:style-name="ro2">
          <table:table-cell table:style-name="ce2" office:value-type="string">
            <text:p>L173d</text:p>
          </table:table-cell>
          <table:table-cell table:style-name="ce5" office:value-type="string">
            <text:p/>
            <text:p>Lagares Júnior, Moisés Luiz, 1974- <text:s text:c="9"/></text:p>
            <text:p><text:s text:c="6"/>Desenvolvimento de um sistema capacitivo para medição de umidade de sementes embarcado em uma colhedora / Moisés Luiz Lagares Júnior. - <text:s/>2009.</text:p>
            <text:p><text:s text:c="6"/>171 f. : il.</text:p>
            <text:p/>
            <text:p><text:s text:c="6"/>Orientador: Marcos Morais de Sousa.</text:p>
            <text:p><text:s text:c="6"/>Co-orientador: Carlos Machado dos Santos.</text:p>
            <text:p><text:s text:c="6"/></text:p>
            <text:p><text:s text:c="6"/>Tese (Doutorado) – Universidade Federal <text:s/>de Uberlândia, Programa </text:p>
            <text:p>de Pós-Graduação em Engenharia Mecânica.</text:p>
            <text:p><text:s text:c="6"/>Inclui bibliografia.</text:p>
            <text:p/>
            <text:p><text:s text:c="6"/>1. Medidores <text:s/>de <text:s/>umidade - Teses. I. Sousa, Marcos <text:s/>Morais <text:s/>de. II. Santos, Carlos Machado dos. III. Universidade <text:s/>Federal <text:s/>de Uberlândia.</text:p>
            <text:p><text:s/>Programa de Pós-Graduação em Engenharia <text:s/>Mecânica. IV. Título. <text:s text:c="51"/><text:s text:c="17"/></text:p>
            <text:p><text:s text:c="77"/></text:p>
            <text:p><text:s text:c="93"/><text:span text:style-name="T1">CDU: 531.48</text:span></text:p>
          </table:table-cell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<text:s/>Elaborada pelo Sistema de Bibliotecas da UFU <text:s/>/ <text:s/>Setor de Catalogação e Classificação</text:p>
          </table:table-cell>
          <table:covered-table-cell table:style-name="ce6"/>
          <table:table-cell table:number-columns-repeated="254"/>
        </table:table-row>
        <table:table-row table:style-name="ro3" table:number-rows-repeated="11">
          <table:table-cell/>
          <table:table-cell table:style-name="ce7"/>
          <table:table-cell table:number-columns-repeated="254"/>
        </table:table-row>
        <table:table-row table:style-name="ro3">
          <table:table-cell/>
          <table:table-cell table:style-name="ce8"/>
          <table:table-cell table:number-columns-repeated="254"/>
        </table:table-row>
        <table:table-row table:style-name="ro3">
          <table:table-cell/>
          <table:table-cell table:style-name="ce9"/>
          <table:table-cell table:number-columns-repeated="254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lanilh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26/08/2009</text:date>, <text:time>09:0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8$Build-9161</meta:generator>
    <meta:creation-date>2009-08-26T08:43:36</meta:creation-date>
    <dc:date>2009-08-26T09:06:36</dc:date>
    <dc:language>en-US</dc:language>
    <meta:editing-cycles>7</meta:editing-cycles>
    <meta:editing-duration>PT23M8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